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yriad Pro" svg:font-family="'Myriad Pr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18in" style:rel-column-width="4985*"/>
    </style:style>
    <style:style style:name="Table1.B" style:family="table-column">
      <style:table-column-properties style:column-width="3.4632in" style:rel-column-width="4987*"/>
    </style:style>
    <style:style style:name="Table1.B1" style:family="table-cell">
      <style:table-cell-properties fo:background-color="#ffffff">
        <style:background-image/>
      </style:table-cell-properties>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3" style:family="table">
      <style:table-properties style:width="4.6785in" table:align="left"/>
    </style:style>
    <style:style style:name="Table3.A" style:family="table-column">
      <style:table-column-properties style:column-width="1.7778in"/>
    </style:style>
    <style:style style:name="Table3.B" style:family="table-column">
      <style:table-column-properties style:column-width="2.9007in"/>
    </style:style>
    <style:style style:name="Table3.A1" style:family="table-cell">
      <style:table-cell-properties style:vertical-align="middle" fo:padding="0.0194in" fo:border="none"/>
    </style:style>
    <style:style style:name="P1" style:family="paragraph" style:parent-style-name="Text_20_body">
      <style:text-properties style:font-name="Myriad Pro" officeooo:rsid="00112391" officeooo:paragraph-rsid="00112391"/>
    </style:style>
    <style:style style:name="P2" style:family="paragraph" style:parent-style-name="Text_20_body">
      <style:text-properties style:font-name="Myriad Pro" officeooo:rsid="001364d0" officeooo:paragraph-rsid="001364d0"/>
    </style:style>
    <style:style style:name="P3" style:family="paragraph" style:parent-style-name="Text_20_body">
      <style:text-properties officeooo:rsid="001364d0" officeooo:paragraph-rsid="001364d0"/>
    </style:style>
    <style:style style:name="P4" style:family="paragraph" style:parent-style-name="Text_20_body">
      <style:paragraph-properties fo:margin-left="0in" fo:margin-right="0in" fo:margin-top="0in" fo:margin-bottom="0in" style:contextual-spacing="false" fo:text-indent="0in" style:auto-text-indent="false"/>
    </style:style>
    <style:style style:name="P5" style:family="paragraph" style:parent-style-name="Title">
      <style:text-properties style:font-name="Myriad Pro" fo:font-size="18pt" officeooo:rsid="00112391" officeooo:paragraph-rsid="00112391" style:font-size-asian="15.75pt" style:font-size-complex="18pt"/>
    </style:style>
    <style:style style:name="P6" style:family="paragraph" style:parent-style-name="Table_20_Contents">
      <style:paragraph-properties fo:text-align="start" style:justify-single-word="false"/>
      <style:text-properties fo:font-variant="normal" fo:text-transform="none" fo:color="#000000" style:font-name="Myriad Pro" fo:font-size="10.5pt" fo:font-style="normal" fo:font-weight="normal"/>
    </style:style>
    <style:style style:name="P7" style:family="paragraph" style:parent-style-name="Table_20_Heading">
      <style:paragraph-properties fo:text-align="start" style:justify-single-word="false"/>
      <style:text-properties fo:font-variant="normal" fo:text-transform="none" fo:color="#000000" style:font-name="Myriad Pro" fo:font-size="10.5pt" fo:font-style="normal" fo:font-weight="bold"/>
    </style:style>
    <style:style style:name="P8" style:family="paragraph" style:parent-style-name="Table_20_Heading">
      <style:paragraph-properties fo:text-align="start" style:justify-single-word="false"/>
    </style:style>
    <style:style style:name="P9" style:family="paragraph" style:parent-style-name="Standard" style:master-page-name="Standard">
      <style:paragraph-properties fo:text-align="end" style:justify-single-word="false" style:page-number="auto"/>
      <style:text-properties style:font-name="Myriad Pro" fo:font-size="12pt" officeooo:rsid="00112391" officeooo:paragraph-rsid="00112391" style:font-size-asian="12pt"/>
    </style:style>
    <style:style style:name="P10" style:family="paragraph" style:parent-style-name="Standard">
      <style:paragraph-properties fo:text-align="end" style:justify-single-word="false"/>
      <style:text-properties style:font-name="Myriad Pro" fo:font-size="12pt" officeooo:rsid="00112391" officeooo:paragraph-rsid="00112391" style:font-size-asian="12pt"/>
    </style:style>
    <style:style style:name="P11" style:family="paragraph" style:parent-style-name="Text_20_body">
      <style:text-properties style:font-name="Myriad Pro" fo:font-weight="bold" officeooo:rsid="00112391" officeooo:paragraph-rsid="00112391" style:font-weight-asian="bold" style:font-weight-complex="bold"/>
    </style:style>
    <style:style style:name="P12" style:family="paragraph" style:parent-style-name="Text_20_body">
      <style:text-properties style:font-name="Myriad Pro" officeooo:rsid="00112391" officeooo:paragraph-rsid="00112391"/>
    </style:style>
    <style:style style:name="P13" style:family="paragraph" style:parent-style-name="Text_20_body">
      <style:text-properties style:font-name="Myriad Pro" officeooo:rsid="001364d0" officeooo:paragraph-rsid="001364d0"/>
    </style:style>
    <style:style style:name="P14" style:family="paragraph" style:parent-style-name="Text_20_body">
      <style:text-properties fo:font-variant="normal" fo:text-transform="none" fo:color="#000000" style:font-name="Myriad Pro" fo:font-size="12pt" fo:letter-spacing="normal" fo:font-style="normal" fo:font-weight="normal" officeooo:rsid="00112391" officeooo:paragraph-rsid="00112391" fo:background-color="#ffffff" style:font-size-asian="12pt" style:font-size-complex="12pt"/>
    </style:style>
    <style:style style:name="P15" style:family="paragraph" style:parent-style-name="Text_20_body">
      <style:text-properties fo:font-variant="normal" fo:text-transform="none" fo:color="#000000" style:font-name="Myriad Pro" fo:font-size="12pt" fo:letter-spacing="normal" fo:font-style="normal" style:text-underline-style="none" fo:font-weight="normal" officeooo:rsid="00112391" officeooo:paragraph-rsid="00112391" fo:background-color="#ffffff" style:font-size-asian="12pt" style:font-style-asian="normal" style:font-weight-asian="normal" style:font-size-complex="12pt" style:font-style-complex="normal" style:font-weight-complex="normal"/>
    </style:style>
    <style:style style:name="P16"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Myriad Pro" fo:font-size="12pt" fo:letter-spacing="normal" fo:font-style="normal" fo:font-weight="normal" fo:background-color="#ffffff" style:font-size-asian="12pt" style:font-size-complex="12pt"/>
    </style:style>
    <style:style style:name="P17"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Myriad Pro" fo:font-size="12pt" fo:letter-spacing="normal" fo:font-style="normal" style:text-underline-style="none" fo:font-weight="normal" fo:background-color="#ffffff" style:font-size-asian="12pt" style:font-style-asian="normal" style:font-weight-asian="normal" style:font-size-complex="12pt" style:font-style-complex="normal" style:font-weight-complex="normal"/>
    </style:style>
    <style:style style:name="P18" style:family="paragraph" style:parent-style-name="Heading_20_3">
      <style:text-properties style:font-name="Myriad Pro" officeooo:rsid="00112391" officeooo:paragraph-rsid="00112391"/>
    </style:style>
    <style:style style:name="P19" style:family="paragraph" style:parent-style-name="Heading_20_3">
      <style:text-properties style:font-name="Myriad Pro" officeooo:rsid="001364d0" officeooo:paragraph-rsid="001364d0"/>
    </style:style>
    <style:style style:name="P20" style:family="paragraph" style:parent-style-name="Table_20_Contents">
      <style:text-properties fo:color="#000000" style:font-name="Myriad Pro" fo:font-size="12pt" officeooo:rsid="00112391" officeooo:paragraph-rsid="00112391" fo:background-color="#ffffff" style:font-size-asian="12pt" style:font-size-complex="12pt"/>
    </style:style>
    <style:style style:name="P21" style:family="paragraph" style:parent-style-name="Table_20_Contents">
      <style:text-properties fo:color="#000000" style:font-name="Myriad Pro" fo:font-size="12pt" fo:font-style="normal" style:text-underline-style="none" fo:font-weight="normal" officeooo:rsid="00112391" officeooo:paragraph-rsid="00112391" fo:background-color="#ffffff" style:font-size-asian="12pt" style:font-style-asian="normal" style:font-weight-asian="normal" style:font-size-complex="12pt" style:font-style-complex="normal" style:font-weight-complex="normal"/>
    </style:style>
    <style:style style:name="T1" style:family="text">
      <style:text-properties fo:font-variant="normal" fo:text-transform="none" fo:color="#404040" style:font-name="Myriad Pro" fo:font-size="12pt" fo:letter-spacing="normal" fo:font-style="normal" fo:font-weight="normal" fo:background-color="#ffffff" style:font-size-asian="12pt" style:font-size-complex="12pt"/>
    </style:style>
    <style:style style:name="T2" style:family="text">
      <style:text-properties fo:font-variant="normal" fo:text-transform="none" fo:color="#1155cc" style:font-name="Myriad Pro" fo:font-size="12pt" fo:letter-spacing="normal" fo:font-style="normal" fo:font-weight="normal" fo:background-color="#ffffff" style:font-size-asian="12pt" style:font-size-complex="12pt"/>
    </style:style>
    <style:style style:name="T3" style:family="text">
      <style:text-properties fo:font-variant="normal" fo:text-transform="none" fo:color="#000000" style:font-name="Myriad Pro" fo:font-size="12pt" fo:letter-spacing="normal" fo:font-style="normal" style:text-underline-style="none" fo:font-weight="normal" fo:background-color="#ffffff"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style:font-name="Myriad Pro" fo:font-size="12pt" fo:letter-spacing="normal" fo:font-style="normal" fo:font-weight="normal" fo:background-color="#ffffff" style:font-size-asian="12pt" style:font-size-complex="12pt"/>
    </style:style>
    <style:style style:name="T5" style:family="text">
      <style:text-properties fo:font-variant="normal" fo:text-transform="none" fo:color="#000000" style:font-name="Myriad Pro" fo:font-size="10.5pt" fo:font-style="normal" fo:font-weight="bold"/>
    </style:style>
    <style:style style:name="T6" style:family="text">
      <style:text-properties fo:font-variant="normal" fo:text-transform="none" fo:color="#000000" fo:font-size="12pt" fo:letter-spacing="normal" fo:font-style="normal" fo:font-weight="normal" fo:background-color="#ffffff" style:font-size-asian="12pt" style:font-size-complex="12pt"/>
    </style:style>
    <style:style style:name="T7" style:family="text">
      <style:text-properties fo:font-variant="normal" fo:text-transform="none" fo:color="#000000" fo:font-size="12pt" fo:letter-spacing="normal" fo:font-style="normal" style:text-underline-style="none" fo:font-weight="normal" fo:background-color="#ffffff"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style:font-name="Myriad Pro" fo:font-size="12pt" fo:letter-spacing="normal" fo:font-style="normal" fo:font-weight="normal" fo:background-color="#ffffff" style:font-size-asian="12pt" style:font-size-complex="12pt"/>
    </style:style>
    <style:style style:name="T9" style:family="text">
      <style:text-properties fo:font-variant="normal" fo:text-transform="none" fo:color="#000000" style:font-name="Myriad Pro" fo:font-size="12pt" fo:letter-spacing="normal" fo:font-style="normal" style:text-underline-style="none" fo:font-weight="normal" fo:background-color="#ffffff" style:font-size-asian="12pt" style:font-style-asian="normal" style:font-weight-asian="normal" style:font-size-complex="12pt" style:font-style-complex="normal" style:font-weight-complex="normal"/>
    </style:style>
    <style:style style:name="T10" style:family="text">
      <style:text-properties fo:font-variant="normal" fo:text-transform="none" style:font-name="Myriad Pro" fo:font-size="12pt" fo:letter-spacing="normal" fo:font-style="normal" fo:font-weight="normal" fo:background-color="#ffffff" style:font-size-asian="12pt" style:font-size-complex="12pt"/>
    </style:style>
    <style:style style:name="T11" style:family="text">
      <style:text-properties fo:font-variant="normal" fo:text-transform="none" style:font-name="Myriad Pro" fo:font-size="12pt" fo:letter-spacing="normal" fo:font-style="normal" style:text-underline-style="none" fo:font-weight="normal" fo:background-color="#ffffff" style:font-size-asian="12pt" style:font-style-asian="normal" style:font-weight-asian="normal" style:font-size-complex="12pt" style:font-style-complex="normal" style:font-weight-complex="normal"/>
    </style:style>
    <style:style style:name="T12" style:family="text">
      <style:text-properties fo:font-variant="normal" fo:text-transform="none" style:font-name="Myriad Pro" fo:font-size="12pt" fo:letter-spacing="normal" fo:font-style="normal" fo:font-weight="normal" fo:background-color="#ffffff" style:font-size-asian="12pt" style:font-size-complex="12pt"/>
    </style:style>
    <style:style style:name="T13" style:family="text">
      <style:text-properties style:font-name="Myriad Pro"/>
    </style:style>
    <style:style style:name="T14" style:family="text">
      <style:text-properties style:font-name="Myriad Pro" officeooo:rsid="001364d0"/>
    </style:style>
    <style:style style:name="T15" style:family="text">
      <style:text-properties style:font-name="Myriad Pro" officeooo:rsid="00151c73"/>
    </style:style>
    <style:style style:name="T16" style:family="text">
      <style:text-properties style:font-name="Myriad Pro" officeooo:rsid="001568fa"/>
    </style:style>
    <style:style style:name="T17" style:family="text">
      <style:text-properties fo:color="#000000"/>
    </style:style>
    <style:style style:name="T18" style:family="text">
      <style:text-properties fo:color="#000000" style:font-name="Myriad Pr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Nicholas Hallahan</text:p>
      <text:p text:style-name="P10">1415 NW Forest Dr.</text:p>
      <text:p text:style-name="P10">Corvallis, OR 97330</text:p>
      <text:p text:style-name="P10">503-454-6543</text:p>
      <text:p text:style-name="P10">nick@theoutpost.io</text:p>
      <text:p text:style-name="P5">GEO 510 OWEB Internship Proposal</text:p>
      <text:h text:style-name="P18" text:outline-level="3">Position:</text:h>
      <text:p text:style-name="P11">GIS Intern, Oregon Watershed Enhancement Bureau; Salem, OR – Summer 2013</text:p>
      <text:p text:style-name="P1">Digitized features and details of watershed restoration projects into OWEB's geodatabase using ESRI ArcGIS Desktop 10.1. Digitization was discerned from provided PDFs and imagery alongside written documentation. Currently the custodian of the project and maintaining documentation.</text:p>
      <text:h text:style-name="P18" text:outline-level="3">Supervisors:</text:h>
      <table:table table:name="Table1" table:style-name="Table1">
        <table:table-column table:style-name="Table1.A"/>
        <table:table-column table:style-name="Table1.B"/>
        <table:table-row>
          <table:table-cell office:value-type="string">
            <text:p text:style-name="P14">Ms. Kuuipo Ann Walsh, Director</text:p>
            <text:p text:style-name="P16">GIScience Certificate Program</text:p>
            <text:p text:style-name="P16">134 Wilkinson Hall,</text:p>
            <text:p text:style-name="P16">Oregon State University</text:p>
            <text:p text:style-name="P16">Corvallis, Oregon  97331</text:p>
            <text:p text:style-name="P4"><text:span text:style-name="T4">p: </text:span><text:a xlink:type="simple" xlink:href="tel:541.737.3795" office:target-frame-name="_blank" xlink:show="new">541.737.3795</text:a><text:span text:style-name="T4"> f: </text:span><text:a xlink:type="simple" xlink:href="tel:541.737.1200" office:target-frame-name="_blank" xlink:show="new">541.737.1200</text:a></text:p>
            <text:p text:style-name="P4"><text:a xlink:type="simple" xlink:href="http://ceoas.oregonstate.edu/giscience/" office:target-frame-name="_blank" xlink:show="new"><text:span text:style-name="T4">http://ceoas.oregonstate.edu/giscience/</text:span></text:a></text:p>
            <text:p text:style-name="P20"/>
          </table:table-cell>
          <table:table-cell table:style-name="Table1.B1" office:value-type="string">
            <text:p text:style-name="P15">Ginger Lofftus</text:p>
            <text:p text:style-name="P17">PCSRF Reporting Assistant</text:p>
            <text:p text:style-name="P17">Oregon Watershed Enhancement Board</text:p>
            <text:p text:style-name="P17">775 Summer St. NE; Suite 360</text:p>
            <text:p text:style-name="P17">Salem, Oregon 97301</text:p>
            <text:p text:style-name="P4"><text:span text:style-name="T3">Desk: </text:span><text:a xlink:type="simple" xlink:href="tel:%28503%29%20986-5372" office:target-frame-name="_blank" xlink:show="new"><text:span text:style-name="T18">(503) 986-5372</text:span></text:a></text:p>
            <text:p text:style-name="P4"><text:span text:style-name="T3">Fax: </text:span><text:a xlink:type="simple" xlink:href="tel:%28503%29%20986-0199" office:target-frame-name="_blank" xlink:show="new"><text:span text:style-name="T18">(503) 986-0199</text:span></text:a></text:p>
            <text:p text:style-name="P4"><text:span text:style-name="T3">Email: </text:span><text:a xlink:type="simple" xlink:href="mailto:ginger.lofftus@state.or.us" office:target-frame-name="_blank" xlink:show="new"><text:span text:style-name="T18">ginger.lofftus@state.or.us</text:span></text:a></text:p>
            <text:p text:style-name="P21"/>
          </table:table-cell>
        </table:table-row>
      </table:table>
      <table:table table:name="Table2" table:style-name="Table2">
        <table:table-column table:style-name="Table2.A"/>
        <table:table-column table:style-name="Table2.B"/>
        <table:table-row>
          <table:table-cell office:value-type="string">
            <text:h text:style-name="P19" text:outline-level="3">University Credits:</text:h>
          </table:table-cell>
          <table:table-cell office:value-type="string">
            <text:h text:style-name="P19" text:outline-level="3"/>
          </table:table-cell>
        </table:table-row>
      </table:table>
      <text:p text:style-name="P1">INTERNSHIP - GEO 510 - 400</text:p>
      <table:table table:name="Table3" table:style-name="Table3">
        <table:table-column table:style-name="Table3.A"/>
        <table:table-column table:style-name="Table3.B"/>
        <table:table-row>
          <table:table-cell table:style-name="Table3.A1" office:value-type="string">
            <text:p text:style-name="P7">Associated Term:</text:p>
          </table:table-cell>
          <table:table-cell table:style-name="Table3.A1" office:value-type="string">
            <text:p text:style-name="P6">Fall 2013</text:p>
          </table:table-cell>
        </table:table-row>
        <table:table-row>
          <table:table-cell table:style-name="Table3.A1" office:value-type="string">
            <text:p text:style-name="P8"><text:span text:style-name="ACRONYM"><text:span text:style-name="T5">CRN</text:span></text:span><text:span text:style-name="T5">:</text:span></text:p>
          </table:table-cell>
          <table:table-cell table:style-name="Table3.A1" office:value-type="string">
            <text:p text:style-name="P6">17343</text:p>
          </table:table-cell>
        </table:table-row>
        <table:table-row>
          <table:table-cell table:style-name="Table3.A1" office:value-type="string">
            <text:p text:style-name="P7">Status:</text:p>
          </table:table-cell>
          <table:table-cell table:style-name="Table3.A1" office:value-type="string">
            <text:p text:style-name="P6">**Web Registered** on Sep 16, 2013</text:p>
          </table:table-cell>
        </table:table-row>
        <table:table-row>
          <table:table-cell table:style-name="Table3.A1" office:value-type="string">
            <text:p text:style-name="P7">Assigned Instructor:</text:p>
          </table:table-cell>
          <table:table-cell table:style-name="Table3.A1" office:value-type="string">
            <text:p text:style-name="P6">Kuuipo A. Walsh</text:p>
          </table:table-cell>
        </table:table-row>
        <table:table-row>
          <table:table-cell table:style-name="Table3.A1" office:value-type="string">
            <text:p text:style-name="P7">Grade Mode:</text:p>
          </table:table-cell>
          <table:table-cell table:style-name="Table3.A1" office:value-type="string">
            <text:p text:style-name="P6">Pass/No Pass Grading Mode</text:p>
          </table:table-cell>
        </table:table-row>
        <table:table-row>
          <table:table-cell table:style-name="Table3.A1" office:value-type="string">
            <text:p text:style-name="P7">Credits:</text:p>
          </table:table-cell>
          <table:table-cell table:style-name="Table3.A1" office:value-type="string">
            <text:p text:style-name="P6">2.000</text:p>
          </table:table-cell>
        </table:table-row>
        <table:table-row>
          <table:table-cell table:style-name="Table3.A1" office:value-type="string">
            <text:p text:style-name="P7">Level:</text:p>
          </table:table-cell>
          <table:table-cell table:style-name="Table3.A1" office:value-type="string">
            <text:p text:style-name="P6">E-Campus Graduate Course</text:p>
          </table:table-cell>
        </table:table-row>
        <table:table-row>
          <table:table-cell table:style-name="Table3.A1" office:value-type="string">
            <text:p text:style-name="P7">Campus:</text:p>
          </table:table-cell>
          <table:table-cell table:style-name="Table3.A1" office:value-type="string">
            <text:p text:style-name="P6">Ecampus-Distance Education-UD</text:p>
          </table:table-cell>
        </table:table-row>
      </table:table>
      <text:p text:style-name="P2"/>
      <text:h text:style-name="P19" text:outline-level="3">Hours / Week:</text:h>
      <text:p text:style-name="P2">The hours worked depended upon the assigned project workload. The budget allotted approximately 20 hours / week. </text:p>
      <text:h text:style-name="P19" text:outline-level="3"><text:soft-page-break/>Student Learning Objectives:</text:h>
      <text:p text:style-name="P3"><text:span text:style-name="T14">T</text:span><text:span text:style-name="T13">he primary goal is to gain experience working as a GIS technician for a state government agency. </text:span><text:span text:style-name="T16">This internship is intended to introduce the student to the nature of entry-level GIS work, particularly regarding digitization of watershed restoration projects into a GeoDatabase. Experience is gained with managing a spatial database as well as understanding the GIS needs of a state agency. The digitization projects are intended to give the student experience with applied tasks in Esri ArcGIS 10.1.</text:span></text:p>
      <text:h text:style-name="P19" text:outline-level="3">Employer Production Objectives:</text:h>
      <text:p text:style-name="P3"><text:span text:style-name="T13">The primary goal of </text:span><text:span text:style-name="T15">the internship for OWEB is to get assistance digitizing into an Esri GeoDatabase the massive queue of watershed restoration projects that were submitted using their web application. The submitted project documentation contain maps and details about the nature and extent of the projects, but the location information needs to be digitized into a GeoDatabase following a specified protocol. This is needed by the agency for the purpose of spatially analyzing and generating reports of the extent and details of the watershed restoration projects throughout the st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yriad Pro" svg:font-family="'Myriad Pr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8T16:30:15.308000000</meta:creation-date>
    <dc:date>2013-12-08T19:57:06.782000000</dc:date>
    <meta:editing-duration>PT3H9M18S</meta:editing-duration>
    <meta:editing-cycles>5</meta:editing-cycles>
    <meta:generator>LibreOffice/4.1.1.2$Windows_x86 LibreOffice_project/7e4286b58adc75a14f6d83f53a03b6c11fa2903</meta:generator>
    <meta:document-statistic meta:table-count="3" meta:image-count="0" meta:object-count="0" meta:page-count="2" meta:paragraph-count="49" meta:word-count="347" meta:character-count="2419" meta:non-whitespace-character-count="2118"/>
  </office:meta>
</office:document-meta>
</file>